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2" svg:font-family="Arial"/>
    <style:font-face style:name="Calibri" svg:font-family="Calibri"/>
    <style:font-face style:name="Open Sans" svg:font-family="'Open Sans', Helvetica"/>
    <style:font-face style:name="Arial3" svg:font-family="Arial" style:font-pitch="variable"/>
    <style:font-face style:name="Arial1" svg:font-family="Ari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4.5pt"/>
    </style:style>
    <style:style style:name="co2" style:family="table-column">
      <style:table-column-properties fo:break-before="auto" style:column-width="176.26pt"/>
    </style:style>
    <style:style style:name="co3" style:family="table-column">
      <style:table-column-properties fo:break-before="auto" style:column-width="209.34pt"/>
    </style:style>
    <style:style style:name="co4" style:family="table-column">
      <style:table-column-properties fo:break-before="auto" style:column-width="170.84pt"/>
    </style:style>
    <style:style style:name="co5" style:family="table-column">
      <style:table-column-properties fo:break-before="auto" style:column-width="226.2pt"/>
    </style:style>
    <style:style style:name="co6" style:family="table-column">
      <style:table-column-properties fo:break-before="auto" style:column-width="657.01pt"/>
    </style:style>
    <style:style style:name="co7" style:family="table-column">
      <style:table-column-properties fo:break-before="auto" style:column-width="191.91pt"/>
    </style:style>
    <style:style style:name="co8"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03.21pt" fo:break-before="auto" style:use-optimal-row-height="false"/>
    </style:style>
    <style:style style:name="ro3" style:family="table-row">
      <style:table-row-properties style:row-height="141pt" fo:break-before="auto" style:use-optimal-row-height="false"/>
    </style:style>
    <style:style style:name="ro4" style:family="table-row">
      <style:table-row-properties style:row-height="73.81pt" fo:break-before="auto" style:use-optimal-row-height="false"/>
    </style:style>
    <style:style style:name="ro5" style:family="table-row">
      <style:table-row-properties style:row-height="94.2pt" fo:break-before="auto" style:use-optimal-row-height="false"/>
    </style:style>
    <style:style style:name="ro6" style:family="table-row">
      <style:table-row-properties style:row-height="114.01pt" fo:break-before="auto" style:use-optimal-row-height="false"/>
    </style:style>
    <style:style style:name="ro7" style:family="table-row">
      <style:table-row-properties style:row-height="133.2pt" fo:break-before="auto" style:use-optimal-row-height="false"/>
    </style:style>
    <style:style style:name="ro8" style:family="table-row">
      <style:table-row-properties style:row-height="115.2pt" fo:break-before="auto" style:use-optimal-row-height="false"/>
    </style:style>
    <style:style style:name="ro9" style:family="table-row">
      <style:table-row-properties style:row-height="95.41pt" fo:break-before="auto" style:use-optimal-row-height="false"/>
    </style:style>
    <style:style style:name="ro10" style:family="table-row">
      <style:table-row-properties style:row-height="108pt" fo:break-before="auto" style:use-optimal-row-height="false"/>
    </style:style>
    <style:style style:name="ro11" style:family="table-row">
      <style:table-row-properties style:row-height="114.6pt" fo:break-before="auto" style:use-optimal-row-height="false"/>
    </style:style>
    <style:style style:name="ro1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Default">
      <style:table-cell-properties style:text-align-source="fix" style:repeat-content="false" style:vertical-align="middle"/>
      <style:paragraph-properties fo:text-align="center" fo:margin-left="0pt"/>
    </style:style>
    <style:style style:name="ce3" style:family="table-cell" style:parent-style-name="Default">
      <style:table-cell-properties style:text-align-source="fix" style:repeat-content="false" style:vertical-align="middle"/>
      <style:paragraph-properties fo:text-align="center" fo:margin-left="0pt"/>
      <style:text-properties fo:color="#000000"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 style:font-size-complex="15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pt"/>
      <style:text-properties fo:color="#c9211e"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5pt" style:language-complex="none" style:country-complex="none" style:font-style-complex="italic"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center" fo:margin-left="0pt"/>
      <style:text-properties fo:color="#bf0041"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 style:font-size-complex="15pt" style:language-complex="none" style:country-complex="none" style:font-style-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center" fo:margin-left="0pt"/>
      <style:text-properties fo:color="#bf0041" style:text-outline="false" style:text-line-through-style="none" style:text-line-through-type="none" fo:language="en" fo:country="US" fo:text-shadow="none" style:text-underline-style="none" style:text-underline-mode="continuous" style:text-overline-mode="continuous" style:text-line-through-mode="continuous" style:font-name-asian="Arial3" style:language-asian="hi" style:country-asian="IN" style:font-size-complex="15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center" fo:margin-left="0pt"/>
      <style:text-properties fo:color="#bf0041"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size-complex="15pt" style:language-complex="none" style:country-complex="none" style:font-style-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vertical-align="middle"/>
      <style:paragraph-properties fo:text-align="center" fo:margin-left="0pt"/>
      <style:text-properties fo:font-style="normal" fo:font-weight="normal" style:text-underline-mode="continuous" style:text-overline-mode="continuous" style:text-line-through-mode="continuous" style:font-style-asian="normal" style:font-weight-asian="normal" style:language-complex="none" style:country-complex="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pt"/>
      <style:text-properties fo:color="#bf0041"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 style:font-size-complex="15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vertical-align="middle"/>
      <style:paragraph-properties fo:text-align="center" fo:margin-left="0pt"/>
      <style:text-properties fo:color="#bf0041"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size-complex="16pt" style:language-complex="none" style:country-complex="none"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vertical-align="middle"/>
      <style:paragraph-properties fo:text-align="center" fo:margin-left="0pt"/>
      <style:text-properties fo:color="#bf0041" style:text-outline="false" style:text-line-through-style="none" style:text-line-through-type="none" style:font-name="Arial" fo:language="en" fo:country="US" fo:text-shadow="none" style:text-underline-style="none" style:text-underline-mode="continuous" style:text-overline-mode="continuous" style:text-line-through-mode="continuous" style:font-size-asian="12pt" style:language-asian="hi" style:country-asian="IN" style:font-style-asian="normal" style:font-weight-asian="normal" style:font-name-complex="Arial" style:font-size-complex="16pt" style:language-complex="none" style:country-complex="none"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center" fo:margin-left="0pt"/>
      <style:text-properties fo:color="#000000" style:font-name="Arial2" fo:font-size="12pt" style:font-size-asian="12pt" style:font-name-complex="Arial2" style:font-size-complex="12pt"/>
    </style:style>
    <style:style style:name="ce13" style:family="table-cell" style:parent-style-name="Default">
      <style:table-cell-properties fo:wrap-option="wrap"/>
      <style:text-properties fo:color="#000000"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4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4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 style:font-size-complex="14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Open Sans"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Open Sans" style:font-size-complex="14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center" fo:margin-left="0pt"/>
      <style:text-properties fo:font-size="12pt" fo:language="none" fo:country="none" fo:font-style="normal"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language-complex="none" style:country-complex="none" style:font-relief="none" style:text-overline-style="none" style:text-overline-color="font-color"/>
    </style:style>
    <style:style style:name="ce18" style:family="table-cell" style:parent-style-name="Default">
      <style:table-cell-properties style:text-align-source="fix" style:repeat-content="false" fo:wrap-option="wrap" style:vertical-align="middle"/>
      <style:paragraph-properties fo:text-align="center" fo:margin-left="0pt"/>
      <style:text-properties fo:color="#333333"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Arial1" style:font-size-complex="14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Arial" style:font-size-complex="14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Arial3"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vertical-align="middle"/>
    </style:style>
    <style:style style:name="ce22" style:family="table-cell" style:parent-style-name="Default">
      <style:table-cell-properties fo:wrap-option="wrap" style:vertical-align="top"/>
      <style:text-properties fo:font-style="normal" fo:font-weight="normal" style:text-underline-mode="continuous" style:text-overline-mode="continuous" style:text-line-through-mode="continuous" style:font-style-asian="normal" style:font-weight-asian="normal" style:language-complex="none" style:country-complex="none" style:font-relief="none" style:text-overline-style="none" style:text-overline-color="font-color"/>
    </style:style>
    <style:style style:name="ce23" style:family="table-cell" style:parent-style-name="Default">
      <style:table-cell-properties fo:wrap-option="wrap" style:vertical-align="middle"/>
      <style:text-properties fo:color="#000000"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4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automatic"/>
      <style:paragraph-properties fo:text-align="center" fo:margin-left="0pt"/>
      <style:text-properties fo:color="#000000" style:text-outline="false" style:text-line-through-style="none" style:text-line-through-type="none" style:font-name="Open Sans"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Open Sans" style:font-size-complex="14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Arial1" style:font-size-complex="14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fo:margin-left="0pt"/>
      <style:text-properties fo:color="#333333"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Arial" style:font-size-complex="14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4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vertical-align="middle"/>
      <style:paragraph-properties fo:text-align="center" fo:margin-left="0pt"/>
      <style:text-properties fo:color="#000000"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 style:font-size-complex="14pt" style:language-complex="none" style:country-complex="none" style:font-style-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 fo:font-size="12pt" fo:language="none" fo:country="none" fo:text-shadow="none" style:text-underline-style="none" style:text-underline-mode="continuous" style:text-overline-mode="continuous" style:text-line-through-mode="continuous" style:font-size-asian="12pt" style:language-asian="none" style:country-asian="none" style:font-style-asian="normal" style:font-weight-asian="normal" style:font-name-complex="Arial" style:font-size-complex="12pt" style:language-complex="none" style:country-complex="none"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vertical-align="middle"/>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value-type" style:repeat-content="false" fo:wrap-option="no-wrap" style:vertical-align="middle"/>
      <style:paragraph-properties fo:margin-left="0p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vertical-align="middle"/>
      <style:paragraph-properties fo:text-align="center" fo:margin-left="0p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vertical-align="middle"/>
      <style:paragraph-properties fo:text-align="center" fo:margin-left="0pt"/>
      <style:text-properties fo:color="#333333"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 style:font-size-complex="14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Arial" fo:font-size="12pt" fo:font-weight="normal" style:text-underline-style="none" style:text-underline-color="font-color" style:text-line-through-type="none" fo:font-style="normal" style:text-outline="false" fo:text-shadow="none" style:letter-kerning="true" fo:letter-spacing="normal" style:text-line-through-mode="continuous" fo:language="en" fo:country="US" style:language-asian="hi" style:country-asian="IN" style:language-complex="none" style:country-complex="none" style:font-name-asian="Arial" style:font-name-complex="Arial" style:font-size-asian="12pt" style:font-size-complex="15pt" style:font-weight-asian="normal"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letter-kerning="true" fo:letter-spacing="normal" style:text-line-through-mode="continuous" fo:language="en" fo:country="US" style:language-asian="hi" style:country-asian="IN" style:language-complex="none" style:country-complex="none" style:font-name-asian="Arial" style:font-name-complex="Arial" style:font-size-asian="12pt" style:font-size-complex="15pt" style:font-weight-asian="normal" style:font-weight-complex="bold" style:font-style-asian="normal" style:font-style-complex="normal" style:text-emphasize="none" style:font-relief="none" style:text-overline-style="none" style:text-overline-color="font-color"/>
    </style:style>
    <style:style style:name="T3" style:family="text">
      <style:text-properties fo:color="#000000" style:font-name="Liberation Sans" fo:font-size="10pt" fo:font-weight="normal" style:text-underline-style="none" style:text-underline-color="font-color" style:text-line-through-type="none" fo:font-style="normal" style:text-outline="false" fo:text-shadow="none" style:letter-kerning="true" fo:letter-spacing="normal"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normal" style:text-underline-style="none" style:text-underline-color="font-color" style:text-line-through-type="none" fo:font-style="normal" style:text-outline="false" fo:text-shadow="none" style:letter-kerning="true" fo:letter-spacing="normal" style:text-line-through-mode="continuous" fo:language="en" fo:country="US" style:font-name-complex="Arial" style:font-weight-asian="normal" style:font-style-asian="normal" style:font-style-complex="normal" style:text-emphasize="none" style:font-relief="none" style:text-overline-style="none" style:text-overline-color="font-color" style:font-name="Arial" fo:font-size="12pt" style:language-asian="hi" style:country-asian="IN" style:language-complex="none" style:country-complex="none" style:font-name-asian="Arial" style:font-size-asian="12pt" style:font-size-complex="15pt" style:font-weight-complex="bold"/>
    </style:style>
    <style:style style:name="T5" style:family="text">
      <style:text-properties fo:color="#bf0041" style:font-name="Arial"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name-complex="Arial" style:font-size-asian="12pt" style:font-size-complex="15pt" style:font-weight-complex="bold" style:font-style-complex="normal" style:text-emphasize="none"/>
    </style:style>
    <style:style style:name="T6" style:family="text">
      <style:text-properties fo:color="#bf0041" style:font-name="Arial" fo:font-size="12pt" style:text-underline-style="none" style:text-underline-color="font-color" style:text-line-through-type="none" style:text-outline="false" fo:text-shadow="none" style:letter-kerning="true" fo:language="en" fo:country="US" style:language-asian="hi" style:country-asian="IN" style:font-name-asian="Arial" style:font-name-complex="Arial" style:font-size-asian="12pt" style:font-size-complex="15pt" style:font-style-complex="normal" style:text-emphasize="none" style:font-weight-complex="normal"/>
    </style:style>
    <style:style style:name="T7" style:family="text">
      <style:text-properties fo:color="#bf0041"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size-asian="12pt" style:font-size-complex="15pt" style:font-weight-complex="bold" style:font-style-complex="normal" style:text-emphasize="none"/>
    </style:style>
    <style:style style:name="T8" style:family="text">
      <style:text-properties fo:color="#bf0041" style:text-underline-style="none" style:text-underline-color="font-color" style:text-line-through-type="none" style:text-outline="false" fo:text-shadow="none" style:letter-kerning="true" fo:language="en" fo:country="US" style:language-asian="hi" style:country-asian="IN" style:font-name-asian="Arial" style:font-size-complex="15pt" style:font-weight-complex="bold" style:font-style-complex="normal" style:text-emphasize="none" fo:font-size="15pt" fo:font-weight="bold" fo:font-style="normal" style:font-size-asian="15pt" style:font-weight-asian="bold" style:font-style-asian="normal"/>
    </style:style>
    <style:style style:name="T9" style:family="text">
      <style:text-properties fo:color="#bf0041" fo:font-size="12pt" style:text-underline-style="none" style:text-underline-color="font-color" style:text-line-through-type="none" style:text-outline="false" fo:text-shadow="none" style:letter-kerning="true" fo:language="en" fo:country="US" style:language-asian="hi" style:country-asian="IN" style:font-name-asian="Arial" style:font-size-asian="12pt" style:font-size-complex="15pt" style:font-style-complex="normal" style:text-emphasize="none" style:font-name="Arial" style:font-name-complex="Arial"/>
    </style:style>
    <style:style style:name="T10" style:family="text">
      <style:text-properties fo:color="#bf0041" style:font-name="Arial"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name-complex="Arial" style:font-size-asian="12pt" style:font-size-complex="16pt" style:font-weight-complex="bold" style:font-style-complex="normal" style:text-emphasize="none"/>
    </style:style>
    <style:style style:name="T11" style:family="text">
      <style:text-properties fo:color="#bf0041"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size-asian="12pt" style:font-size-complex="16pt" style:font-weight-complex="bold" style:font-style-complex="normal" style:text-emphasize="none"/>
    </style:style>
    <style:style style:name="T12" style:family="text">
      <style:text-properties fo:color="#bf0041" style:font-name="Arial" style:text-underline-style="none" style:text-underline-color="font-color" style:text-line-through-type="none" style:text-outline="false" fo:text-shadow="none" style:letter-kerning="true" fo:letter-spacing="normal" fo:language="en" fo:country="US" style:language-asian="hi" style:country-asian="IN" style:font-name-complex="Arial" style:font-size-asian="12pt" style:font-size-complex="16pt" style:font-weight-complex="bold" style:text-emphasize="none" fo:font-size="16pt" fo:font-weight="bold" fo:font-style="normal"/>
    </style:style>
    <style:style style:name="T13" style:family="text">
      <style:text-properties fo:color="#bf0041" style:font-name="Arial" style:text-underline-style="none" style:text-underline-color="font-color" style:text-line-through-type="none" style:text-outline="false" fo:text-shadow="none" style:letter-kerning="true" fo:letter-spacing="normal" fo:language="en" fo:country="US" style:language-asian="hi" style:country-asian="IN" style:font-name-complex="Arial" style:font-size-asian="12pt" style:font-size-complex="16pt" style:font-weight-complex="bold" style:text-emphasize="none" fo:font-size="12pt" style:font-name-asian="Arial" style:font-style-complex="normal"/>
    </style:style>
    <style:style style:name="T14" style:family="text">
      <style:text-properties fo:color="#000000" style:font-name="Arial" fo:font-size="12pt" style:text-underline-style="none" style:text-underline-color="font-color" style:text-line-through-type="none" style:text-outline="false" fo:text-shadow="none" style:font-name-complex="Arial" style:font-size-complex="14pt" style:font-weight-complex="normal" style:font-style-complex="normal" style:text-emphasize="none"/>
    </style:style>
    <style:style style:name="T15" style:family="text">
      <style:text-properties fo:color="#000000" fo:font-size="12pt" style:text-underline-style="none" style:text-underline-color="font-color" style:text-line-through-type="none" style:text-outline="false" fo:text-shadow="none" style:font-size-complex="14pt" style:font-weight-complex="normal" style:font-style-complex="normal" style:text-emphasize="none" fo:letter-spacing="normal"/>
    </style:style>
    <style:style style:name="T16" style:family="text">
      <style:text-properties fo:font-size="12pt" fo:color="#000000" style:text-underline-style="none" style:text-underline-color="font-color" style:text-line-through-type="none" style:text-outline="false" fo:text-shadow="none" fo:letter-spacing="normal" style:font-size-complex="14pt" style:font-weight-complex="normal" style:font-style-complex="normal" style:text-emphasize="none"/>
    </style:style>
    <style:style style:name="T17" style:family="text">
      <style:text-properties fo:font-size="12pt" style:text-underline-style="none" style:text-underline-color="font-color" style:text-line-through-type="none" style:text-outline="false" fo:text-shadow="none" style:font-size-complex="14pt" style:font-weight-complex="normal" style:font-style-complex="normal" style:text-emphasize="none" fo:color="#333333" style:font-name="Arial" style:font-name-complex="Arial"/>
    </style:style>
    <style:style style:name="T18" style:family="text">
      <style:text-properties fo:color="#000000" style:font-name="Arial" fo:font-size="12pt" style:text-underline-style="none" style:text-underline-color="font-color" style:text-line-through-type="none" style:text-outline="false" fo:text-shadow="none" fo:letter-spacing="normal" style:font-name-complex="Arial" style:font-size-complex="14pt" style:font-weight-complex="normal" style:font-style-complex="normal" style:text-emphasize="none"/>
    </style:style>
    <style:style style:name="T19" style:family="text">
      <style:text-properties fo:font-size="12pt" fo:color="#000000" style:font-name="Arial" style:text-underline-style="solid" style:text-underline-width="auto" style:text-underline-color="font-color" style:text-line-through-type="none" style:text-outline="false" fo:text-shadow="none" fo:letter-spacing="normal" style:font-name-complex="Arial" style:font-size-complex="14pt" style:font-weight-complex="normal" style:font-style-complex="normal" style:text-emphasize="none"/>
    </style:style>
    <style:style style:name="T20" style:family="text">
      <style:text-properties fo:font-size="12pt" fo:color="#000000" style:font-name="Arial" style:text-line-through-type="none" style:text-outline="false" fo:text-shadow="none" fo:letter-spacing="normal" style:font-name-complex="Arial" style:font-size-complex="14pt" style:font-weight-complex="normal" style:font-style-complex="normal" style:text-emphasize="none" style:text-underline-style="none" style:text-underline-color="font-color"/>
    </style:style>
    <style:style style:name="T21" style:family="text">
      <style:text-properties fo:font-size="12pt" fo:color="#000000" style:font-name="Arial" style:text-line-through-type="none" style:text-outline="false" fo:text-shadow="none" style:font-name-complex="Arial" style:font-size-complex="14pt" style:font-weight-complex="normal" style:font-style-complex="normal" style:text-emphasize="none" style:text-underline-style="none" style:text-underline-color="font-color"/>
    </style:style>
    <style:style style:name="T22"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Arial" style:font-size-asian="12pt" style:font-size-complex="14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style:language-complex="none" style:country-complex="none" style:font-name-complex="Arial" style:font-size-complex="14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font-name-asian="Segoe UI" style:font-size-asian="6.80000019073486pt"/>
    </style:style>
    <style:style style:name="T24" style:family="text">
      <style:text-properties fo:color="#000000" style:font-name="Arial" fo:font-size="12pt" style:text-underline-style="none" style:text-underline-color="font-color" style:text-line-through-type="none" style:text-outline="false" fo:text-shadow="none" style:letter-kerning="true" fo:language="en" fo:country="US" style:language-asian="hi" style:country-asian="IN" style:font-name-asian="Arial" style:font-name-complex="Arial" style:font-size-asian="12pt" style:font-size-complex="14pt" style:font-weight-complex="normal" style:font-style-complex="normal" style:text-emphasize="none"/>
    </style:style>
    <style:style style:name="T25"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6.80000019073486pt" style:font-size-complex="14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style:language-complex="none" style:country-complex="none" style:font-name-complex="Arial" style:font-size-complex="14pt" style:font-weight-asian="normal" style:font-weight-complex="normal" style:font-style-asian="normal" style:font-style-complex="normal" style:text-emphasize="none" style:font-relief="none" style:text-overline-style="none" style:text-overline-color="font-color" fo:language="en" fo:country="US" style:language-asian="hi" style:country-asian="IN" style:font-name-asian="Arial" style:font-size-asian="12pt"/>
    </style:style>
    <style:style style:name="T27" style:family="text">
      <style:text-properties fo:color="#333333"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6.80000019073486pt" style:font-size-complex="14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333333"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6.80000019073486pt" style:font-weight-asian="normal" style:font-weight-complex="normal" style:font-style-asian="normal" style:font-style-complex="normal" style:text-emphasize="none" style:font-relief="none" style:text-overline-style="none" style:text-overline-color="font-color" style:font-name="Liberation Sans" style:font-size-complex="10pt"/>
    </style:style>
    <style:style style:name="T29" style:family="text">
      <style:text-properties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6.80000019073486pt" style:font-weight-asian="normal" style:font-weight-complex="normal" style:font-style-asian="normal" style:font-style-complex="normal" style:text-emphasize="none" style:font-relief="none" style:text-overline-style="none" style:text-overline-color="font-color" fo:color="#333333" style:font-name="Arial" style:font-size-complex="14pt"/>
    </style:style>
    <style:style style:name="T30"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Arial" style:font-size-asian="12pt" style:font-size-complex="14pt" style:font-weight-asian="normal" style:font-weight-complex="normal" style:font-style-asian="normal" style:font-style-complex="normal" style:text-emphasize="none" style:font-relief="none" style:text-overline-style="none" style:text-overline-color="font-color" style:letter-kerning="true" fo:letter-spacing="normal"/>
    </style:style>
    <style:style style:name="T31"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Arial" style:font-size-asian="12pt" style:font-size-complex="14pt" style:font-weight-asian="normal" style:font-style-asian="normal" style:font-style-complex="normal" style:text-emphasize="none" style:font-relief="none" style:text-overline-style="none" style:text-overline-color="font-color" style:letter-kerning="true" style:font-weight-complex="bold"/>
    </style:style>
    <style:style style:name="T32" style:family="text">
      <style:text-properties fo:color="#000000" style:font-name="Arial"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name-complex="Arial" style:font-size-asian="12pt" style:font-size-complex="14pt" style:font-weight-complex="normal" style:font-style-complex="normal" style:text-emphasize="none"/>
    </style:style>
    <style:style style:name="T33" style:family="text">
      <style:text-properties fo:color="#000000" style:font-name="Arial" style:text-underline-style="none" style:text-underline-color="font-color" style:text-line-through-type="none" style:text-outline="false" fo:text-shadow="none" fo:letter-spacing="normal" style:font-name-complex="Arial" style:font-size-asian="12pt" style:font-size-complex="12pt" style:font-weight-complex="normal" style:font-style-complex="normal" style:text-emphasize="none"/>
    </style:style>
    <style:style style:name="T34" style:family="text">
      <style:text-properties fo:color="#000000" style:font-name="Arial" style:text-underline-style="none" style:text-underline-color="font-color" style:text-line-through-type="none" style:text-outline="false" fo:text-shadow="none" fo:letter-spacing="normal" style:font-name-complex="Arial" style:font-size-asian="12pt" style:font-size-complex="12pt" style:text-emphasize="none" fo:font-weight="normal" fo:font-style="normal" style:font-weight-complex="bold"/>
    </style:style>
    <style:style style:name="T35" style:family="text">
      <style:text-properties fo:color="#000000" style:font-name="Arial" style:text-underline-style="none" style:text-underline-color="font-color" style:text-line-through-type="none" style:text-outline="false" fo:text-shadow="none" fo:letter-spacing="normal" style:font-name-complex="Arial" style:font-size-asian="12pt" style:font-size-complex="12pt" style:text-emphasize="none" style:font-weight-complex="normal" style:font-style-complex="normal"/>
    </style:style>
    <style:style style:name="T36"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Tahom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font-size="12pt" fo:font-weight="normal" style:text-underline-style="none" style:text-underline-color="font-color" style:text-line-through-type="none" fo:font-style="normal" style:text-outline="false" fo:text-shadow="none" style:text-line-through-mode="continuous" style:language-complex="none" style:country-complex="none" style:font-name-complex="Tahoma"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font-name-asian="Segoe UI" style:font-size-asian="6.80000019073486pt" style:font-size-complex="6.80000019073486pt"/>
    </style:style>
    <style:style style:name="T38" style:family="text">
      <style:text-properties fo:font-size="12pt"/>
    </style:style>
    <style:style style:name="T39" style:family="text">
      <style:text-properties style:use-window-font-color="true" fo:font-size="12pt" style:letter-kerning="true" fo:language="en" fo:country="US" style:language-asian="hi" style:country-asian="IN" style:font-name-asian="Arial"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Default"/>
        <table:table-column table:style-name="co3" table:default-cell-style-name="ce12"/>
        <table:table-column table:style-name="co4" table:default-cell-style-name="Default"/>
        <table:table-column table:style-name="co5" table:default-cell-style-name="Default"/>
        <table:table-column table:style-name="co6" table:default-cell-style-name="ce30"/>
        <table:table-column table:style-name="co7" table:number-columns-repeated="2" table:default-cell-style-name="Default"/>
        <table:table-row table:style-name="ro1">
          <table:table-cell table:style-name="ce1" office:value-type="string" calcext:value-type="string">
            <text:p>Category</text:p>
          </table:table-cell>
          <table:table-cell table:style-name="ce1" office:value-type="string" calcext:value-type="string">
            <text:p>Issue analyzed</text:p>
          </table:table-cell>
          <table:table-cell table:style-name="ce1" office:value-type="string" calcext:value-type="string">
            <text:p>Explanation</text:p>
          </table:table-cell>
          <table:table-cell table:style-name="ce1" office:value-type="string" calcext:value-type="string">
            <text:p>Good practice to adopt</text:p>
          </table:table-cell>
          <table:table-cell table:style-name="ce1" office:value-type="string" calcext:value-type="string">
            <text:p>Action recommended</text:p>
          </table:table-cell>
          <table:table-cell table:style-name="ce1" office:value-type="string" calcext:value-type="string">
            <text:p>Reference</text:p>
          </table:table-cell>
          <table:table-cell table:number-columns-repeated="2"/>
        </table:table-row>
        <table:table-row table:style-name="ro2">
          <table:table-cell office:value-type="string" calcext:value-type="string">
            <text:p>Accessibility</text:p>
          </table:table-cell>
          <table:table-cell table:style-name="ce4" office:value-type="string" calcext:value-type="string">
            <text:p>Language missing or invalid </text:p>
          </table:table-cell>
          <table:table-cell office:value-type="string" calcext:value-type="string">
            <text:p>Fail</text:p>
          </table:table-cell>
          <table:table-cell table:style-name="ce13" office:value-type="string" calcext:value-type="string">
            <text:p>Identifying the language of the page or page elements allows screen readers to read the content in the appropriate language. It also facilitates automatic translation of content</text:p>
          </table:table-cell>
          <table:table-cell table:style-name="ce22" office:value-type="string" calcext:value-type="string">
            <text:p>I<text:span text:style-name="T24">dentify the document language using the &lt;html lang&gt; attribute with a valid value (e.g., &lt;html lang="en"&gt;). Ensure that all lang attribute values are valid. </text:span></text:p>
          </table:table-cell>
          <table:table-cell office:value-type="string" calcext:value-type="string">
            <text:p><text:span text:style-name="T36"><text:a xlink:href="https://webaim.org/standards/wcag/checklist#sc3.1.1" xlink:type="simple">https://webaim.org/standards/wcag/checklist#sc3.1.1</text:a></text:span><text:span text:style-name="T37"><text:a xlink:href="https://webaim.org/standards/wcag/checklist#sc3.1.1%22%20%5Ct%20%22_blank" xlink:type="simple">3.1.1 Language of Page (Level A)</text:a></text:span></text:p>
          </table:table-cell>
          <table:table-cell table:number-columns-repeated="2"/>
        </table:table-row>
        <table:table-row table:style-name="ro3">
          <table:table-cell office:value-type="string" calcext:value-type="string">
            <text:p>Accessibility</text:p>
          </table:table-cell>
          <table:table-cell table:style-name="ce5" office:value-type="string" calcext:value-type="string">
            <text:p><text:span text:style-name="T5">Contrast Errors</text:span><text:span text:style-name="T6"> </text:span></text:p>
          </table:table-cell>
          <table:table-cell office:value-type="string" calcext:value-type="string">
            <text:p>Fail</text:p>
          </table:table-cell>
          <table:table-cell table:style-name="ce14" office:value-type="string" calcext:value-type="string">
            <text:p>Increase the contrast between the foreground (text) color and the background color. Large text (larger than 18 point or 14 point bold) does not require as much contrast as smaller text. </text:p>
          </table:table-cell>
          <table:table-cell table:style-name="ce23" office:value-type="string" calcext:value-type="string">
            <text:p>WCAG requires that page elements have both foreground AND background colors defined (or inherited) that provide sufficient contrast. </text:p>
          </table:table-cell>
          <table:table-cell table:style-name="ce31" office:value-type="string" calcext:value-type="string">
            <text:p><text:a xlink:href="https://webaim.org/standards/wcag/checklist#sc3.1.1" xlink:type="simple">https://webaim.org/standards/wcag/checklist#sc3.1.1</text:a></text:p>
            <text:p/>
            <text:p><text:a xlink:href="https://webaim.org/standards/wcag/checklist#sc1.4.3%22%20%5Ct%20%22_blank" xlink:type="simple">1.4.3 Contrast (Minimum) (Level AA)</text:a></text:p>
          </table:table-cell>
          <table:table-cell table:number-columns-repeated="2"/>
        </table:table-row>
        <table:table-row table:style-name="ro4">
          <table:table-cell office:value-type="string" calcext:value-type="string">
            <text:p>Accessibility</text:p>
          </table:table-cell>
          <table:table-cell table:style-name="ce6" office:value-type="string" calcext:value-type="string">
            <text:p><text:span text:style-name="T7">Empty link</text:span><text:span text:style-name="T8"> </text:span></text:p>
          </table:table-cell>
          <table:table-cell office:value-type="string" calcext:value-type="string">
            <text:p>Fail</text:p>
          </table:table-cell>
          <table:table-cell table:style-name="ce15" office:value-type="string" calcext:value-type="string">
            <text:p>If a link contains no text, the function or purpose of the link will not be presented to the user.</text:p>
          </table:table-cell>
          <table:table-cell table:style-name="ce16" office:value-type="string" calcext:value-type="string">
            <text:p>Remove the empty link or provide text within the link</text:p>
          </table:table-cell>
          <table:table-cell office:value-type="string" calcext:value-type="string">
            <text:p><text:span text:style-name="T38"><text:a xlink:href="https://webaim.org/standards/wcag/checklist#sc3.1.1" xlink:type="simple">https://webaim.org/standards/wcag/checklist#sc3.1.1</text:a></text:span><text:span text:style-name="T38"><text:a xlink:href="https://webaim.org/standards/wcag/checklist#sc2.4.4%22%20%5Ct%20%22_blank" xlink:type="simple">2.4.4 Link Purpose (In Context) (Level A)</text:a></text:span></text:p>
          </table:table-cell>
          <table:table-cell table:number-columns-repeated="2"/>
        </table:table-row>
        <table:table-row table:style-name="ro5">
          <table:table-cell office:value-type="string" calcext:value-type="string">
            <text:p>Accessibility</text:p>
          </table:table-cell>
          <table:table-cell table:style-name="ce7" office:value-type="string" calcext:value-type="string">
            <text:p><text:span text:style-name="T7">Missing form label</text:span><text:span text:style-name="T9"> </text:span></text:p>
          </table:table-cell>
          <table:table-cell office:value-type="string" calcext:value-type="string">
            <text:p>Fail</text:p>
          </table:table-cell>
          <table:table-cell table:style-name="ce16" office:value-type="string" calcext:value-type="string">
            <text:p>If a form control does not have a properly associated text label, the function or purpose of that form control may not be presented to screen reader users. Form labels also provide visible descriptions and larger clickable targets for form controls.</text:p>
          </table:table-cell>
          <table:table-cell table:style-name="ce24" office:value-type="string" calcext:value-type="string">
            <text:p><text:s text:c="2"/>add a&lt;label&gt; element with a for attribute value that is equal to the id of a unique form control</text:p>
          </table:table-cell>
          <table:table-cell table:style-name="ce31" office:value-type="string" calcext:value-type="string">
            <text:p><text:span text:style-name="T36"><text:a xlink:href="https://webaim.org/standards/wcag/checklist#sc3.1.1" xlink:type="simple">https://webaim.org/standards/wcag/checklist#sc3.1.1</text:a></text:span><text:span text:style-name="T36"><text:a xlink:href="https://webaim.org/standards/wcag/checklist#sc1.1.1%22%20%5Ct%20%22_blank" xlink:type="simple">1.1.1 Non-text Content (Level A)</text:a></text:span><text:span text:style-name="T36"><text:a xlink:href="https://webaim.org/standards/wcag/checklist#sc2.4.6%22%20%5Ct%20%22_blank" xlink:type="simple">2.4.6 Headings and Labels (Level AA)</text:a></text:span><text:span text:style-name="T37"><text:a xlink:href="https://webaim.org/standards/wcag/checklist#sc3.3.2%22%20%5Ct%20%22_blank" xlink:type="simple">3.3.2 Labels or Instructions (Level A)</text:a></text:span></text:p>
          </table:table-cell>
          <table:table-cell table:number-columns-repeated="2"/>
        </table:table-row>
        <table:table-row table:style-name="ro6">
          <table:table-cell table:style-name="ce3" office:value-type="string" calcext:value-type="string">
            <text:p><text:span text:style-name="T1">(SEO)</text:span></text:p>
          </table:table-cell>
          <table:table-cell table:style-name="ce8" office:value-type="string" calcext:value-type="string">
            <text:p> <text:span text:style-name="T5">Document does not have a meta keywords</text:span></text:p>
          </table:table-cell>
          <table:table-cell office:value-type="string" calcext:value-type="string">
            <text:p>Fail</text:p>
          </table:table-cell>
          <table:table-cell table:style-name="ce17" office:value-type="string" calcext:value-type="string">
            <text:p><text:span text:style-name="T14">Use a unique Keywords for each page and </text:span><text:span text:style-name="T15">focusing on </text:span><text:span text:style-name="T15"><text:a xlink:href="https://backlinko.com/long-tail-keywords%22%20%5Ct%20%22_blank" xlink:type="simple">long tail keywords</text:a></text:span><text:span text:style-name="T16">.</text:span><text:span text:style-name="T17"> </text:span></text:p>
          </table:table-cell>
          <table:table-cell table:style-name="ce25" office:value-type="string" calcext:value-type="string">
            <text:p><text:span text:style-name="T25">Use Google Suggest </text:span><text:span text:style-name="T26">Long tail keywords are long (usually 4+ word) terms that searchers use in Google and other search engines. And they tend to have a lower keyword difficulty compared to 1-3 word “head terms”.</text:span></text:p>
          </table:table-cell>
          <table:table-cell office:value-type="string" calcext:value-type="string">
            <text:p><text:span text:style-name="T36"><text:a xlink:href="https://backlinko.com/hub/seo/seo-keywords" xlink:type="simple">https://backlinko.com/hub/seo/seo-keywords</text:a></text:span><text:span text:style-name="T36"><text:a xlink:href="https://backlinko.com/keyword-research-tools" xlink:type="simple">https://backlinko.com/keyword-research-tools</text:a></text:span></text:p>
          </table:table-cell>
          <table:table-cell table:number-columns-repeated="2"/>
        </table:table-row>
        <table:table-row table:style-name="ro7">
          <table:table-cell table:style-name="ce3" office:value-type="string" calcext:value-type="string">
            <text:p><text:span text:style-name="T2">(SEO)</text:span></text:p>
          </table:table-cell>
          <table:table-cell table:style-name="ce9" office:value-type="string" calcext:value-type="string">
            <text:p>Document does not have a meta description</text:p>
          </table:table-cell>
          <table:table-cell office:value-type="string" calcext:value-type="string">
            <text:p>Fail</text:p>
          </table:table-cell>
          <table:table-cell table:style-name="ce18" office:value-type="string" calcext:value-type="string">
            <text:p>Use a unique description for each page.</text:p>
          </table:table-cell>
          <table:table-cell table:style-name="ce26" office:value-type="string" calcext:value-type="string">
            <text:p><text:span text:style-name="T27">Make descriptions clear and concise. Avoid vague descriptions like "Home."   Avoid </text:span><text:span text:style-name="T28"><text:a xlink:href="https://support.google.com/webmasters/answer/66358" xlink:type="simple">keyword stuffing</text:a></text:span><text:span text:style-name="T29">. It doesn't help users, and search engines may mark the page as spam.</text:span></text:p>
          </table:table-cell>
          <table:table-cell table:style-name="ce32" office:value-type="string" calcext:value-type="string">
            <text:p><text:span text:style-name="T39"><text:a xlink:href="https://web.dev/meta-description/?utm_source=lighthouse&amp;utm_medium=devtools" xlink:type="simple">https://web.dev/meta-description/?utm_source=lighthouse&amp;utm_medium=devtools</text:a></text:span></text:p>
          </table:table-cell>
          <table:table-cell table:number-columns-repeated="2"/>
        </table:table-row>
        <table:table-row table:style-name="ro8">
          <table:table-cell table:style-name="ce3" office:value-type="string" calcext:value-type="string">
            <text:p><text:span text:style-name="T1">(SEO)</text:span></text:p>
          </table:table-cell>
          <table:table-cell table:style-name="ce9" office:value-type="string" calcext:value-type="string">
            <text:p>Document does not have a meta title tag</text:p>
          </table:table-cell>
          <table:table-cell office:value-type="string" calcext:value-type="string">
            <text:p>Fail</text:p>
          </table:table-cell>
          <table:table-cell table:style-name="ce17" office:value-type="string" calcext:value-type="string">
            <text:p><text:span text:style-name="T18">Look for </text:span><text:span text:style-name="T18"><text:a xlink:href="https://support.google.com/webmasters/answer/35624?hl=en%22%20%5Ct%20%22_blank" xlink:type="simple">unique, detailed title tags</text:a></text:span><text:span text:style-name="T19"> </text:span><text:span text:style-name="T20">for each page on your site</text:span><text:span text:style-name="T21"> </text:span></text:p>
          </table:table-cell>
          <table:table-cell table:style-name="ce27" office:value-type="string" calcext:value-type="string">
            <text:p><text:span text:style-name="T22">Create an original title                 </text:span><text:span text:style-name="T30">Consider the keywords you’re targeting and what makes your business unique, and let those characteristics lead the way in your SEO title tag.</text:span><text:span text:style-name="T31"> </text:span></text:p>
          </table:table-cell>
          <table:table-cell office:value-type="string" calcext:value-type="string">
            <text:p><text:span text:style-name="T39"><text:a xlink:href="https://www.webfx.com/blog/seo/title-tag/" xlink:type="simple">https://www.webfx.com/blog/seo/title-tag/</text:a></text:span></text:p>
          </table:table-cell>
          <table:table-cell table:number-columns-repeated="2"/>
        </table:table-row>
        <table:table-row table:style-name="ro9">
          <table:table-cell table:style-name="ce3" office:value-type="string" calcext:value-type="string">
            <text:p><text:span text:style-name="T3">Accessibility and</text:span><text:span text:style-name="T4">(SEO)</text:span></text:p>
          </table:table-cell>
          <table:table-cell table:style-name="ce10" office:value-type="string" calcext:value-type="string">
            <text:p><text:span text:style-name="T10">Document does not have </text:span><text:span text:style-name="T11">Semantic HTML</text:span></text:p>
          </table:table-cell>
          <table:table-cell office:value-type="string" calcext:value-type="string">
            <text:p>Fail</text:p>
          </table:table-cell>
          <table:table-cell table:style-name="ce19" office:value-type="string" calcext:value-type="string">
            <text:p>The accessibility of most web content can be achieved just by using Semantic HTML i.e. making use of the right HTML elements for the right purposes at all times.</text:p>
          </table:table-cell>
          <table:table-cell table:style-name="ce28" office:value-type="string" calcext:value-type="string">
            <text:p><text:span text:style-name="T32">Using semantic HTML</text:span></text:p>
          </table:table-cell>
          <table:table-cell office:value-type="string" calcext:value-type="string">
            <text:p><text:span text:style-name="T39"><text:a xlink:href="https://uxdesign.cc/semantic-html-the-foundation-of-web-accessibility-e5bbecad7c17" xlink:type="simple">https://uxdesign.cc/semantic-html-the-foundation-of-web-accessibility-e5bbecad7c17</text:a></text:span></text:p>
          </table:table-cell>
          <table:table-cell table:number-columns-repeated="2"/>
        </table:table-row>
        <table:table-row table:style-name="ro10">
          <table:table-cell office:value-type="string" calcext:value-type="string">
            <text:p>Accessibility</text:p>
          </table:table-cell>
          <table:table-cell table:style-name="ce11" office:value-type="string" calcext:value-type="string">
            <text:p><text:span text:style-name="T10">Image elements do not have</text:span><text:span text:style-name="T12">[alt]</text:span><text:span text:style-name="T13">attributes</text:span></text:p>
          </table:table-cell>
          <table:table-cell office:value-type="string" calcext:value-type="string">
            <text:p>Fail</text:p>
          </table:table-cell>
          <table:table-cell table:style-name="ce15" office:value-type="string" calcext:value-type="string">
            <text:p><text:span text:style-name="T22">Image elements do not have alt attributes. </text:span><text:span text:style-name="T23">Alt text should give the intent, purpose, and meaning of the image</text:span></text:p>
          </table:table-cell>
          <table:table-cell table:style-name="ce29" office:value-type="string" calcext:value-type="string">
            <text:p><text:span text:style-name="T33">Provide an </text:span><text:span text:style-name="T34">alt a</text:span><text:span text:style-name="T35">ttribute for every</text:span><text:span text:style-name="T34">&lt;img&gt; </text:span><text:span text:style-name="T35">element.</text:span></text:p>
          </table:table-cell>
          <table:table-cell table:style-name="ce33" office:value-type="string" calcext:value-type="string">
            <text:p><text:span text:style-name="T39"><text:a xlink:href="https://web.dev/image-alt/?utm_source=lighthouse&amp;utm_medium=devtools" xlink:type="simple">https://web.dev/image-alt/?utm_source=lighthouse&amp;utm_medium=devtools</text:a></text:span></text:p>
          </table:table-cell>
          <table:table-cell table:number-columns-repeated="2"/>
        </table:table-row>
        <table:table-row table:style-name="ro11">
          <table:table-cell office:value-type="string" calcext:value-type="string">
            <text:p><text:s/>(speed)</text:p>
          </table:table-cell>
          <table:table-cell table:style-name="ce9" office:value-type="string" calcext:value-type="string">
            <text:p>script tag in the head section of a page</text:p>
          </table:table-cell>
          <table:table-cell office:value-type="string" calcext:value-type="string">
            <text:p>Fail</text:p>
          </table:table-cell>
          <table:table-cell table:style-name="ce20" office:value-type="string" calcext:value-type="string">
            <text:p>Improve Page Load Performance With These Different Script Loading Techniques</text:p>
          </table:table-cell>
          <table:table-cell table:style-name="ce20" office:value-type="string" calcext:value-type="string">
            <text:p>Add defer Attribute Within the script Tag</text:p>
          </table:table-cell>
          <table:table-cell table:style-name="ce34" office:value-type="string" calcext:value-type="string">
            <text:p>https://betterprogramming.pub/improve-page-load-performance-with-these-different-script-loading-techniques-b0d912eae7b1</text:p>
          </table:table-cell>
          <table:table-cell table:number-columns-repeated="2"/>
        </table:table-row>
        <table:table-row table:style-name="ro12" table:number-rows-repeated="4">
          <table:table-cell table:style-name="Default"/>
          <table:table-cell/>
          <table:table-cell table:style-name="Default"/>
          <table:table-cell table:number-columns-repeated="2"/>
          <table:table-cell table:style-name="Default"/>
          <table:table-cell table:number-columns-repeated="2"/>
        </table:table-row>
        <table:table-row table:style-name="ro12">
          <table:table-cell table:style-name="Default"/>
          <table:table-cell/>
          <table:table-cell table:style-name="Default"/>
          <table:table-cell table:style-name="ce21"/>
          <table:table-cell/>
          <table:table-cell table:style-name="Default"/>
          <table:table-cell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2" svg:font-family="Arial"/>
    <style:font-face style:name="Calibri" svg:font-family="Calibri"/>
    <style:font-face style:name="Open Sans" svg:font-family="'Open Sans', Helvetica"/>
    <style:font-face style:name="Arial3" svg:font-family="Arial" style:font-pitch="variable"/>
    <style:font-face style:name="Arial1" svg:font-family="Ari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4"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8">00/00/0000</text:date>, <text:time style:data-style-name="N2" text:time-value="17:32:48.42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8-04T21:34:59.076000000</meta:creation-date>
    <dc:date>2022-08-08T17:34:52.159000000</dc:date>
    <meta:editing-duration>PT4M8S</meta:editing-duration>
    <meta:editing-cycles>2</meta:editing-cycles>
    <meta:generator>LibreOffice/6.3.3.2$Windows_X86_64 LibreOffice_project/a64200df03143b798afd1ec74a12ab50359878ed</meta:generator>
    <meta:document-statistic meta:table-count="1" meta:cell-count="66" meta:object-count="0"/>
  </office:meta>
</office:document-meta>
</file>